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50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9" style:family="graphic" style:parent-style-name="objectwithoutfill">
      <style:graphic-properties draw:marker-start="" draw:marker-end="Arrowheads_20_2" draw:marker-end-width="0.3cm" draw:fill="none" draw:textarea-vertical-align="middle" loext:decorative="false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2" draw:text-style-name="P2" draw:layer="layout" svg:width="2cm" svg:height="2.75cm" svg:x="3cm" svg:y="9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">
            <draw:path draw:style-name="gr4" draw:text-style-name="P3" draw:layer="layout" svg:width="0.5cm" svg:height="0.5cm" svg:x="3.75cm" svg:y="9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5" draw:text-style-name="P3" draw:layer="layout" svg:x1="4cm" svg:y1="9.75cm" svg:x2="4cm" svg:y2="10.52cm">
              <text:p/>
            </draw:line>
            <draw:line draw:style-name="gr6" draw:text-style-name="P3" draw:layer="layout" svg:x1="3.5cm" svg:y1="10cm" svg:x2="4.52cm" svg:y2="10cm">
              <text:p/>
            </draw:line>
            <draw:line draw:style-name="gr7" draw:text-style-name="P3" draw:layer="layout" svg:x1="4cm" svg:y1="10.5cm" svg:x2="4.5cm" svg:y2="11cm">
              <text:p/>
            </draw:line>
            <draw:line draw:style-name="gr8" draw:text-style-name="P3" draw:layer="layout" svg:x1="4cm" svg:y1="10.5cm" svg:x2="3.5cm" svg:y2="11cm">
              <text:p/>
            </draw:line>
          </draw:g>
        </draw:g>
        <draw:custom-shape draw:style-name="gr9" draw:text-style-name="P5" xml:id="id6" draw:id="id6" draw:layer="layout" svg:width="5cm" svg:height="1.5cm" svg:x="12cm" svg:y="5cm">
          <text:p text:style-name="P4"><text:span text:style-name="T2">Use Metronome for Musical Pract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7" draw:id="id7" draw:layer="layout" svg:width="5cm" svg:height="1.5cm" svg:x="10cm" svg:y="7cm">
          <text:p text:style-name="P4"><text:span text:style-name="T2">Create and Save a Metronome P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8" draw:id="id8" draw:layer="layout" svg:width="5cm" svg:height="1.5cm" svg:x="13.5cm" svg:y="12cm">
          <text:p text:style-name="P4"><text:span text:style-name="T2">Load a Metronome Prese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xml:id="id9" draw:id="id9" draw:layer="layout" svg:width="5cm" svg:height="1.5cm" svg:x="10cm" svg:y="10.5cm">
          <text:p text:style-name="P4"><text:span text:style-name="T2">Tune Instru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4" draw:id="id4" draw:layer="layout" svg:width="5cm" svg:height="1cm" svg:x="7.5cm" svg:y="1.884cm">
          <text:p text:style-name="P4"><text:span text:style-name="T2">Authentic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0" draw:id="id10" draw:layer="layout" svg:width="5cm" svg:height="1.5cm" svg:x="7cm" svg:y="4cm">
          <text:p text:style-name="P4"><text:span text:style-name="T2">Edit or Delete a Metronome P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11" draw:id="id11" draw:layer="layout" svg:width="5cm" svg:height="1.5cm" svg:x="13.5cm" svg:y="9cm">
          <text:p text:style-name="P4"><text:span text:style-name="T2">Add a Custom Sou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2" draw:id="id12" draw:layer="layout" svg:width="5cm" svg:height="1.5cm" svg:x="9cm" svg:y="13.5cm">
          <text:p text:style-name="P4"><text:span text:style-name="T2">Edit or Delete a Custom Sou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 xml:id="id3" draw:id="id3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17" draw:text-style-name="P2" draw:layer="layout" svg:width="2cm" svg:height="2.75cm" svg:x="3cm" svg:y="13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1"><text:span text:style-name="T1">Authenticated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">
            <draw:path draw:style-name="gr18" draw:text-style-name="P3" draw:layer="layout" svg:width="0.5cm" svg:height="0.5cm" svg:x="3.75cm" svg:y="13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19" draw:text-style-name="P3" draw:layer="layout" svg:x1="4cm" svg:y1="13.75cm" svg:x2="4cm" svg:y2="14.52cm">
              <text:p/>
            </draw:line>
            <draw:line draw:style-name="gr20" draw:text-style-name="P3" draw:layer="layout" svg:x1="3.5cm" svg:y1="14cm" svg:x2="4.52cm" svg:y2="14cm">
              <text:p/>
            </draw:line>
            <draw:line draw:style-name="gr21" draw:text-style-name="P3" draw:layer="layout" svg:x1="4cm" svg:y1="14.5cm" svg:x2="4.5cm" svg:y2="15cm">
              <text:p/>
            </draw:line>
            <draw:line draw:style-name="gr22" draw:text-style-name="P3" draw:layer="layout" svg:x1="4cm" svg:y1="14.5cm" svg:x2="3.5cm" svg:y2="15cm">
              <text:p/>
            </draw:line>
          </draw:g>
        </draw:g>
        <draw:g draw:style-name="gr1" xml:id="id1" draw:id="id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23" draw:text-style-name="P2" draw:layer="layout" svg:width="2cm" svg:height="2.75cm" svg:x="3cm" svg:y="1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1"><text:span text:style-name="T1">Unauthenticated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">
            <draw:path draw:style-name="gr24" draw:text-style-name="P3" draw:layer="layout" svg:width="0.5cm" svg:height="0.5cm" svg:x="3.75cm" svg:y="1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25" draw:text-style-name="P3" draw:layer="layout" svg:x1="4cm" svg:y1="1.75cm" svg:x2="4cm" svg:y2="2.52cm">
              <text:p/>
            </draw:line>
            <draw:line draw:style-name="gr26" draw:text-style-name="P3" draw:layer="layout" svg:x1="3.5cm" svg:y1="2cm" svg:x2="4.52cm" svg:y2="2cm">
              <text:p/>
            </draw:line>
            <draw:line draw:style-name="gr27" draw:text-style-name="P3" draw:layer="layout" svg:x1="4cm" svg:y1="2.5cm" svg:x2="4.5cm" svg:y2="3cm">
              <text:p/>
            </draw:line>
            <draw:line draw:style-name="gr28" draw:text-style-name="P3" draw:layer="layout" svg:x1="4cm" svg:y1="2.5cm" svg:x2="3.5cm" svg:y2="3cm">
              <text:p/>
            </draw:line>
          </draw:g>
        </draw:g>
        <draw:connector draw:style-name="gr29" draw:text-style-name="P6" draw:layer="layout" draw:type="curve" svg:x1="4cm" svg:y1="3.75cm" svg:x2="4cm" svg:y2="9cm" draw:start-shape="id1" draw:start-glue-point="2" draw:end-shape="id2" draw:end-glue-point="0" svg:d="M4000 3750v5250" svg:viewBox="0 0 1 5251">
          <text:p/>
        </draw:connector>
        <draw:connector draw:style-name="gr29" draw:text-style-name="P6" draw:layer="layout" draw:type="curve" svg:x1="4cm" svg:y1="13cm" svg:x2="4cm" svg:y2="11.75cm" draw:start-shape="id3" draw:start-glue-point="0" draw:end-shape="id2" draw:end-glue-point="2" svg:d="M4000 13000v-1250" svg:viewBox="0 0 1 1251">
          <text:p/>
        </draw:connector>
        <draw:g draw:style-name="gr1" xml:id="id5" draw:id="id5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30" draw:text-style-name="P2" draw:layer="layout" svg:width="2cm" svg:height="2.75cm" svg:x="14cm" svg:y="1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1"><text:span text:style-name="T1">Brow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">
            <draw:path draw:style-name="gr31" draw:text-style-name="P3" draw:layer="layout" svg:width="0.5cm" svg:height="0.5cm" svg:x="14.75cm" svg:y="1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32" draw:text-style-name="P3" draw:layer="layout" svg:x1="15cm" svg:y1="1.75cm" svg:x2="15cm" svg:y2="2.52cm">
              <text:p/>
            </draw:line>
            <draw:line draw:style-name="gr33" draw:text-style-name="P3" draw:layer="layout" svg:x1="14.5cm" svg:y1="2cm" svg:x2="15.52cm" svg:y2="2cm">
              <text:p/>
            </draw:line>
            <draw:line draw:style-name="gr34" draw:text-style-name="P3" draw:layer="layout" svg:x1="15cm" svg:y1="2.5cm" svg:x2="15.5cm" svg:y2="3cm">
              <text:p/>
            </draw:line>
            <draw:line draw:style-name="gr35" draw:text-style-name="P3" draw:layer="layout" svg:x1="15cm" svg:y1="2.5cm" svg:x2="14.5cm" svg:y2="3cm">
              <text:p/>
            </draw:line>
          </draw:g>
        </draw:g>
        <draw:connector draw:style-name="gr36" draw:text-style-name="P6" draw:layer="layout" draw:type="curve" svg:x1="5cm" svg:y1="2.375cm" svg:x2="7.5cm" svg:y2="2.384cm" draw:start-shape="id1" draw:end-shape="id4" svg:d="M5000 2375c2632 0 1383 9 2500 9" svg:viewBox="0 0 2501 10">
          <text:p/>
        </draw:connector>
        <draw:connector draw:style-name="gr37" draw:text-style-name="P6" draw:layer="layout" draw:type="curve" svg:x1="12.5cm" svg:y1="2.384cm" svg:x2="14cm" svg:y2="2.375cm" draw:start-shape="id4" draw:end-shape="id5" svg:d="M12500 2384c1146 0 396-9 1500-9" svg:viewBox="0 0 1501 10">
          <text:p/>
        </draw:connector>
        <draw:connector draw:style-name="gr38" draw:text-style-name="P6" draw:layer="layout" draw:type="curve" svg:x1="5cm" svg:y1="10.375cm" svg:x2="12cm" svg:y2="5.75cm" draw:start-shape="id2" draw:end-shape="id6" svg:d="M5000 10375c5230 0 1731-4625 7000-4625" svg:viewBox="0 0 7001 4626">
          <text:p/>
        </draw:connector>
        <draw:connector draw:style-name="gr39" draw:text-style-name="P6" draw:layer="layout" draw:type="curve" svg:x1="5cm" svg:y1="10.375cm" svg:x2="10cm" svg:y2="7.75cm" draw:start-shape="id2" draw:end-shape="id7" svg:d="M5000 10375c3730 0 1231-2625 5000-2625" svg:viewBox="0 0 5001 2626">
          <text:p/>
        </draw:connector>
        <draw:connector draw:style-name="gr40" draw:text-style-name="P6" draw:layer="layout" draw:type="curve" svg:x1="5cm" svg:y1="10.375cm" svg:x2="13.5cm" svg:y2="12.75cm" draw:start-shape="id2" draw:end-shape="id8" draw:end-glue-point="3" svg:d="M5000 10375c6355 0 2106 2375 8500 2375" svg:viewBox="0 0 8501 2376">
          <text:p/>
        </draw:connector>
        <draw:connector draw:style-name="gr41" draw:text-style-name="P6" draw:layer="layout" draw:type="curve" svg:x1="5cm" svg:y1="10.375cm" svg:x2="10cm" svg:y2="11.25cm" draw:start-shape="id2" draw:start-glue-point="1" draw:end-shape="id9" svg:d="M5000 10375c3730 0 1231 875 5000 875" svg:viewBox="0 0 5001 876">
          <text:p/>
        </draw:connector>
        <draw:connector draw:style-name="gr42" draw:text-style-name="P6" draw:layer="layout" draw:type="curve" svg:x1="5cm" svg:y1="10.375cm" svg:x2="7cm" svg:y2="4.75cm" draw:start-shape="id2" draw:end-shape="id10" svg:d="M5000 10375c1480 0 481-5625 2000-5625" svg:viewBox="0 0 2001 5626">
          <text:p/>
        </draw:connector>
        <draw:connector draw:style-name="gr43" draw:text-style-name="P6" draw:layer="layout" draw:type="curve" svg:x1="5cm" svg:y1="10.375cm" svg:x2="13.5cm" svg:y2="9.75cm" draw:start-shape="id2" draw:start-glue-point="1" draw:end-shape="id11" svg:d="M5000 10375c6355 0 2106-625 8500-625" svg:viewBox="0 0 8501 626">
          <text:p/>
        </draw:connector>
        <draw:connector draw:style-name="gr44" draw:text-style-name="P6" draw:layer="layout" draw:type="curve" svg:x1="5cm" svg:y1="10.375cm" svg:x2="9cm" svg:y2="14.25cm" draw:start-shape="id2" draw:start-glue-point="1" draw:end-shape="id12" svg:d="M5000 10375c2980 0 981 3875 4000 3875" svg:viewBox="0 0 4001 38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3000 3000" svg:d="M1500 0l1500 3000h-3000zM1500 447l-1176 2353h235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="Concave" draw:marker-end-width="0.25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00:04:51.894898205</meta:creation-date>
    <dc:date>2025-10-04T00:24:37.636619440</dc:date>
    <meta:editing-duration>PT8M53S</meta:editing-duration>
    <meta:editing-cycles>5</meta:editing-cycles>
    <meta:generator>LibreOffice/25.8.1.1$Linux_X86_64 LibreOffice_project/580$Build-1</meta:generator>
    <meta:document-statistic meta:object-count="51"/>
  </office:meta>
</office:document-meta>
</file>